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008000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fill="solid" draw:fill-color="#008080" draw:textarea-horizontal-align="justify" draw:textarea-vertical-align="middle" draw:auto-grow-height="false"/>
    </style:style>
    <style:style style:name="gr3" style:family="graphic" style:parent-style-name="standard">
      <style:graphic-properties svg:stroke-color="#ffffff" draw:fill="solid" draw:fill-color="#800000"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fill="solid" draw:fill-color="#800080" draw:textarea-horizontal-align="justify" draw:textarea-vertical-align="middle" draw:auto-grow-height="false"/>
    </style:style>
    <style:style style:name="gr5" style:family="graphic" style:parent-style-name="standard">
      <style:graphic-properties svg:stroke-color="#ffffff" draw:fill="solid" draw:fill-color="#808000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Ultrafine_20_Dashed" svg:stroke-width="0.3cm" svg:stroke-color="#000000" draw:marker-start-width="0.65cm" draw:marker-end-width="0.65cm" draw:fill="solid" draw:fill-color="#c0c0c0" draw:textarea-horizontal-align="justify" draw:textarea-vertical-align="middle" draw:auto-grow-height="false" fo:padding-top="0.275cm" fo:padding-bottom="0.275cm" fo:padding-left="0.4cm" fo:padding-right="0.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color="#ffffff" fo:font-weight="bold"/>
    </style:style>
    <style:style style:name="P3" style:family="paragraph">
      <style:paragraph-properties fo:margin-left="0cm" fo:margin-right="0cm" fo:text-align="center" fo:text-indent="0cm"/>
      <style:text-properties fo:color="#ffffff" fo:font-weight="bold"/>
    </style:style>
    <style:style style:name="P4" style:family="paragraph">
      <style:paragraph-properties fo:margin-left="0cm" fo:margin-right="0cm" fo:text-align="center" fo:text-indent="0cm"/>
      <style:text-properties fo:color="#000000" fo:font-weight="bold"/>
    </style:style>
    <style:style style:name="T1" style:family="text">
      <style:text-properties fo:color="#ffffff" fo:font-weight="bold"/>
    </style:style>
    <style:style style:name="T2" style:family="text">
      <style:text-properties fo:color="#000000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19cm" svg:height="3.059cm" svg:x="1cm" svg:y="13.105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5.668cm" svg:height="0.994cm" svg:x="2.646cm" svg:y="12cm">
          <text:p text:style-name="P1"><text:span text:style-name="T1">netcomm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974cm" svg:height="2cm" svg:x="3.555cm" svg:y="10cm">
          <text:p text:style-name="P1"><text:span text:style-name="T1">cprotocol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1.038cm" svg:height="2cm" svg:x="5.002cm" svg:y="8cm">
          <text:p text:style-name="P1"><text:span text:style-name="T1">sessionMG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8.599cm" svg:height="2cm" svg:x="6.16cm" svg:y="6cm">
          <text:p text:style-name="P1"><text:span text:style-name="T1">partialDataRea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84cm" svg:height="2.232cm" svg:x="7.4cm" svg:y="3.721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8.727cm" svg:height="0.963cm" svg:x="1.158cm" svg:y="13.161cm">
          <text:p text:style-name="P1"><text:span text:style-name="T2">daem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es" style:country-asian="ES" style:font-family-complex="'DejaVu Sans'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4-03T10:26:08</meta:creation-date>
    <dc:date>2007-04-03T10:57:29</dc:date>
    <dc:language>es-ES</dc:language>
    <meta:editing-cycles>6</meta:editing-cycles>
    <meta:editing-duration>PT30M17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